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scriptiveMessagesWhenVerificationFailsTest.should_print_actual_and_wanted_in_li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escriptiveMessagesWhenVerificationFailsTest.should_print_method_when_missing_invocation_with_vararg_match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scriptiveMessagesWhenVerificationFailsTest.should_print_fully_qualified_name_when_some_arguments_classes_have_same_simple_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DescriptiveMessagesWhenVerificationFailsTest.should_print_method_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scriptiveMessagesWhenVerificationFailsTest.should_print_first_unexpected_invocation_when_verifying_no_interac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scriptiveMessagesWhenVerificationFailsTest.should_print_fully_qualified_name_when_arguments_classes_have_same_simple_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DescriptiveMessagesWhenVerificationFailsTest.should_print_null_argum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scriptiveMessagesWhenVerificationFailsTest.should_print_method_name_and_argum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scriptiveMessagesWhenVerificationFailsTest.should_print_actual_and_unverified_wanted_when_the_difference_is_about_argum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scriptiveMessagesWhenVerificationFailsTest.should_never_break_method_string_when_no_args_in_metho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scriptiveMessagesWhenVerificationFailsTest.should_print_method_name_when_verifying_at_least_o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scriptiveMessagesWhenVerificationFailsTest.should_not_print_fully_qualified_name_when_arguments_classes_have_different_simple_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DescriptiveMessagesWhenVerificationFailsTest.should_print_field_name_when_annotations_us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scriptiveMessagesWhenVerificationFailsTest.should_print_method_when_missing_invocation_with_array_match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scriptiveMessagesWhenVerificationFailsTest.should_say_never_wanted_but_invok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o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iveMessagesWhenVerificationFailsTest.should_print_method_name_and_arguments_of_other_interactions_of_same_metho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scriptiveMessagesWhenVerificationFailsTest.should_print_method_name_and_arguments_of_other_interactions_with_different_metho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scriptiveMessagesWhenVerificationFails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iveMessagesWhenVerificationFailsTest.should_show_right_actual_metho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scriptiveMessagesWhenVerificationFailsTest.test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scriptiveMessagesWhenVerificationFailsTest.should_print_interactions_on_mock_when_ordinary_verification_fai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scriptiveMessagesWhenVerificationFailsTest.should_print_method_when_matcher_us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scriptiveMessagesWhenVerificationFailsTest.should_print_first_unexpected_invoc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scriptiveMessagesWhenVerificationFailsTest.should_print_method_when_missing_invocation_with_match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scriptiveMessagesWhenVerificationFailsTest.should_print_actual_and_wanted_in_multiple_lin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DescriptiveMessagesWhenVerificationFailsTest.should_print_actual_and_wanted_when_actual_method_name_and_wanted_method_name_are_the_s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scriptiveMessagesWhenVerificationFailsTest.test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